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26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iliados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Funcionalidade</text:p>
          </table:table-cell>
          <table:table-cell office:value-type="string" calcext:value-type="string">
            <text:p>Situaçã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cluir filiado com todos os campos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office:value-type="string" calcext:value-type="string">
            <text:p>incluir filiado com todos os campos obrigatórios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string" calcext:value-type="string">
            <text:p>Incluir filiado sem os campos obrigatórios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string" calcext:value-type="string">
            <text:p>Alterar filiado com todos os campos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string" calcext:value-type="string">
            <text:p>Alterar filiado com todos os campos obrigatórios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office:value-type="string" calcext:value-type="string">
            <text:p>Alterar filiado sem os campos obrigatórios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string" calcext:value-type="string">
            <text:p>Pesquisar filiado pelo nome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string" calcext:value-type="string">
            <text:p>Excluir filiado. 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office:value-type="string" calcext:value-type="string">
            <text:p>Verificar se a paginação está correta.</text:p>
          </table:table-cell>
          <table:table-cell office:value-type="string" calcext:value-type="string">
            <text:p>ok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29T13:55:14.978000000</meta:creation-date>
    <dc:date>2023-05-30T16:49:03.365000000</dc:date>
    <meta:editing-duration>PT23M19S</meta:editing-duration>
    <meta:editing-cycles>5</meta:editing-cycles>
    <meta:generator>LibreOffice/7.5.2.2$Windows_X86_64 LibreOffice_project/53bb9681a964705cf672590721dbc85eb4d0c3a2</meta:generator>
    <meta:document-statistic meta:table-count="1" meta:cell-count="29" meta:object-count="0"/>
  </office:meta>
</office:document-meta>
</file>